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14e5c" officeooo:paragraph-rsid="00114e5c" style:font-size-asian="14pt" style:font-weight-asian="bold" style:font-size-complex="14pt" style:font-weight-complex="bold"/>
    </style:style>
    <style:style style:name="P3" style:family="paragraph" style:parent-style-name="Standard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14e5c" officeooo:paragraph-rsid="00201443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Times New Roman" fo:font-size="12pt" fo:font-weight="normal" officeooo:rsid="001929c2" officeooo:paragraph-rsid="001929c2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style="italic" fo:font-weight="normal" officeooo:rsid="00115e89" officeooo:paragraph-rsid="00115e8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19a7be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9a7be" officeooo:paragraph-rsid="0019a7be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9a7be" officeooo:paragraph-rsid="00260191" style:font-size-asian="12pt" style:font-weight-asian="normal" style:font-size-complex="12pt" style:font-weight-complex="normal"/>
    </style:style>
    <style:style style:name="P10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55402" style:font-size-asian="12pt" style:font-weight-asian="normal" style:font-size-complex="12pt" style:font-weight-complex="normal"/>
    </style:style>
    <style:style style:name="P11" style:family="paragraph" style:parent-style-name="Text_20_body" style:list-style-name="L4">
      <style:paragraph-properties fo:text-align="start" style:justify-single-word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12" style:family="paragraph" style:parent-style-name="Text_20_body" style:list-style-name="L2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italic" fo:font-weight="normal" officeooo:rsid="00114e5c" officeooo:paragraph-rsid="00114e5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italic" fo:font-weight="normal" officeooo:paragraph-rsid="00115e8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44fdc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paragraph-properties fo:margin-left="3.75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61c99" officeooo:paragraph-rsid="00161c99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 style:list-style-name="L2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929c2" officeooo:paragraph-rsid="001929c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margin-left="3.752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929c2" officeooo:paragraph-rsid="001929c2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3c77f" officeooo:paragraph-rsid="0023c77f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italic" fo:font-weight="normal" officeooo:rsid="001929c2" officeooo:paragraph-rsid="001929c2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 style:list-style-name="L3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4pt" fo:letter-spacing="normal" fo:font-style="normal" fo:font-weight="bold" officeooo:rsid="0023c77f" officeooo:paragraph-rsid="0023c77f" style:font-size-asian="14pt" style:font-weight-asian="bold" style:font-size-complex="14pt" style:font-weight-complex="bold"/>
    </style:style>
    <style:style style:name="P23" style:family="paragraph" style:parent-style-name="Text_20_body" style:list-style-name="L4">
      <style:paragraph-properties fo:margin-left="2.501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9bf04" style:font-size-asian="12pt" style:font-weight-asian="normal" style:font-size-complex="12pt" style:font-weight-complex="normal"/>
    </style:style>
    <style:style style:name="P25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6" style:family="paragraph" style:parent-style-name="Text_20_body" style:list-style-name="L4">
      <style:paragraph-properties fo:margin-left="5.002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italic" fo:font-weight="normal" officeooo:rsid="00115e89" officeooo:paragraph-rsid="00260191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4">
      <style:paragraph-properties fo:margin-left="6.253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260191" style:font-size-asian="12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margin-left="1.25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>
        <style:tab-stops>
          <style:tab-stop style:position="1.499cm"/>
        </style:tab-stops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929c2" officeooo:paragraph-rsid="0026ce9e" style:font-size-asian="10.5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left="1.25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>
        <style:tab-stops>
          <style:tab-stop style:position="1.499cm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officeooo:rsid="001929c2" officeooo:paragraph-rsid="0026ce9e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Heading_20_3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14fbdb"/>
    </style:style>
    <style:style style:name="T2" style:family="text">
      <style:text-properties officeooo:rsid="00115e89"/>
    </style:style>
    <style:style style:name="T3" style:family="text">
      <style:text-properties officeooo:rsid="001929c2"/>
    </style:style>
    <style:style style:name="T4" style:family="text">
      <style:text-properties fo:font-weight="normal" officeooo:rsid="0019bf04" style:font-weight-asian="normal" style:font-weight-complex="normal"/>
    </style:style>
    <style:style style:name="T5" style:family="text">
      <style:text-properties fo:font-weight="normal" officeooo:rsid="001d9bb5" style:font-weight-asian="normal" style:font-weight-complex="normal"/>
    </style:style>
    <style:style style:name="T6" style:family="text">
      <style:text-properties fo:font-weight="normal" officeooo:rsid="001e3b2e" style:font-weight-asian="normal" style:font-weight-complex="normal"/>
    </style:style>
    <style:style style:name="T7" style:family="text">
      <style:text-properties fo:font-weight="normal" officeooo:rsid="00201443" style:font-weight-asian="normal" style:font-weight-complex="normal"/>
    </style:style>
    <style:style style:name="T8" style:family="text">
      <style:text-properties fo:font-weight="normal" officeooo:rsid="00210c6a" style:font-weight-asian="normal" style:font-weight-complex="normal"/>
    </style:style>
    <style:style style:name="T9" style:family="text">
      <style:text-properties fo:font-weight="normal" officeooo:rsid="00244fdc" style:font-weight-asian="normal" style:font-weight-complex="normal"/>
    </style:style>
    <style:style style:name="T10" style:family="text">
      <style:text-properties fo:font-weight="normal" officeooo:rsid="0019a7be" style:font-weight-asian="normal" style:font-weight-complex="normal"/>
    </style:style>
    <style:style style:name="T11" style:family="text">
      <style:text-properties fo:font-weight="normal" officeooo:rsid="00260191" style:font-weight-asian="normal" style:font-weight-complex="normal"/>
    </style:style>
    <style:style style:name="T12" style:family="text">
      <style:text-properties officeooo:rsid="0019bf04"/>
    </style:style>
    <style:style style:name="T13" style:family="text">
      <style:text-properties fo:font-variant="normal" fo:text-transform="none" fo:color="#000000" fo:letter-spacing="normal" fo:font-style="normal" fo:font-weight="normal" officeooo:rsid="00115e89" style:font-weight-asian="normal" style:font-weight-complex="normal"/>
    </style:style>
    <style:style style:name="T14" style:family="text">
      <style:text-properties officeooo:rsid="00201443"/>
    </style:style>
    <style:style style:name="T15" style:family="text">
      <style:text-properties officeooo:rsid="00210c6a"/>
    </style:style>
    <style:style style:name="T16" style:family="text">
      <style:text-properties officeooo:rsid="0021ca01"/>
    </style:style>
    <style:style style:name="T17" style:family="text">
      <style:text-properties officeooo:rsid="00227939"/>
    </style:style>
    <style:style style:name="T18" style:family="text">
      <style:text-properties officeooo:rsid="00260191"/>
    </style:style>
    <style:style style:name="T19" style:family="text">
      <style:text-properties fo:font-size="14pt" fo:font-weight="bold" officeooo:rsid="00260191" style:font-size-asian="14pt" style:font-weight-asian="bold" style:font-size-complex="14pt" style:font-weight-complex="bold"/>
    </style:style>
    <style:style style:name="T20" style:family="text">
      <style:text-properties fo:font-style="italic" fo:font-weight="normal" officeooo:rsid="00244fd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15e89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737c7" style:font-style-asian="italic" style:font-weight-asian="normal" style:font-style-complex="italic" style:font-weight-complex="normal"/>
    </style:style>
    <style:style style:name="T23" style:family="text">
      <style:text-properties officeooo:rsid="0026ce9e"/>
    </style:style>
    <style:style style:name="T24" style:family="text">
      <style:text-properties officeooo:rsid="0026ce9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3">Attori</text:h>
      <text:list xml:id="list42437078" text:style-name="L1">
        <text:list-item>
          <text:p text:style-name="P2">Genitore</text:p>
          <text:p text:style-name="P4"><text:span text:style-name="T3">Utente che effettua l'iscrizione del figlio all'asilo. Egli accede al sistema per compilare il modulo di iscrizione all'asilo, consult</text:span><text:span text:style-name="T12">a</text:span><text:span text:style-name="T3"> lo stato della domanda di iscrizione e se quest'ultima è andata a buon fine potrà visualizzare lo stato dei pagamenti della retta e modificare i servizi assegnati a suo figlio. Potrà inoltre visualizzare i programmi </text:span><text:span text:style-name="T14">educativi <text:s/>ed effettuare o ricevere </text:span><text:span text:style-name="T3">eventuali comunicazioni dalle educatrici, </text:span><text:span text:style-name="T14">personale della segreteria e dal c</text:span><text:span text:style-name="Strong_20_Emphasis"><text:span text:style-name="T13">oordinatore psico-pedagogico.</text:span></text:span></text:p>
          <text:p text:style-name="P5">I genitori si dividono in diverse categorie:</text:p>
        </text:list-item>
      </text:list>
      <text:list xml:id="list42458379" text:style-name="L2">
        <text:list-item>
          <text:p text:style-name="P12">Personale docente e ricercatore</text:p>
        </text:list-item>
        <text:list-item>
          <text:p text:style-name="P16">Personale tecnico-amministrativo di ruolo</text:p>
        </text:list-item>
        <text:list-item>
          <text:p text:style-name="P16">Titolari di assegno di ricerca</text:p>
        </text:list-item>
        <text:list-item>
          <text:p text:style-name="P16">Titolari di contratto a tempo determinato</text:p>
        </text:list-item>
        <text:list-item>
          <text:p text:style-name="P16">Dottorandi</text:p>
        </text:list-item>
        <text:list-item>
          <text:p text:style-name="P16">Titolari di borsa di studio post Laurea o Post doc.</text:p>
        </text:list-item>
        <text:list-item>
          <text:p text:style-name="P17">Studenti</text:p>
        </text:list-item>
        <text:list-item>
          <text:p text:style-name="P18">Residenti nel comune di Fisciano</text:p>
        </text:list-item>
        <text:list-item>
          <text:p text:style-name="P18">Altro</text:p>
        </text:list-item>
      </text:list>
      <text:p text:style-name="P19"/>
      <text:p text:style-name="P21"/>
      <text:list xml:id="list42516271" text:continue-numbering="true" text:style-name="L2">
        <text:list-item>
          <text:p text:style-name="P29"><text:span text:style-name="T23">Personale asilo</text:span></text:p>
          <text:p text:style-name="P28"><text:span text:style-name="T24">Si divide in <text:s/>2 categorie:</text:span></text:p>
          <text:p text:style-name="P28"><text:span text:style-name="T24"/></text:p>
        </text:list-item>
      </text:list>
      <text:list xml:id="list42458963" text:style-name="L3">
        <text:list-item>
          <text:p text:style-name="P22">Personale <text:span text:style-name="T18">amministrativo</text:span></text:p>
          <text:p text:style-name="P20">Il personale <text:span text:style-name="T18">amministrativo</text:span> si divide nelle seguenti categorie:</text:p>
        </text:list-item>
      </text:list>
      <text:list xml:id="list42450325" text:style-name="L4">
        <text:list-item>
          <text:p text:style-name="P6">Rappresentante commissione formazione graduatoria <text:span text:style-name="T16">e classi</text:span></text:p>
          <text:p text:style-name="P8">Accede al sistema per visualizzare i dati delle persone che <text:span text:style-name="T16">hanno</text:span> effettuato domanda di iscrizione per i propri figli, pubblic<text:span text:style-name="T15">a</text:span> la graduatoria degli iscritti all'asilo <text:span text:style-name="T16">e forma le classi a cui associa del personale proposto a funzioni educative.</text:span></text:p>
          <text:p text:style-name="P7"/>
        </text:list-item>
        <text:list-item>
          <text:p text:style-name="P13"><text:span text:style-name="T1">Impiegato</text:span><text:span text:style-name="T2"> </text:span><text:span text:style-name="T1">segreteria</text:span></text:p>
          <text:p text:style-name="P24"><text:span text:style-name="T12">Accede al sistema per inserire </text:span><text:span text:style-name="T16">dati, </text:span><text:span text:style-name="T17">modificare dati degli iscritti all'asilo e personale docente e può </text:span><text:span text:style-name="T16">inviare richieste di</text:span><text:span text:style-name="T12"> modifica o cancella</text:span><text:span text:style-name="T16">zioni</text:span><text:span text:style-name="T12"> </text:span><text:span text:style-name="T16">d</text:span><text:span text:style-name="T12">i dati de</text:span><text:span text:style-name="T17">lle altre tipologie di utenti</text:span><text:span text:style-name="T12"> del sistema </text:span><text:span text:style-name="T16">al delegato del rettore. E'</text:span><text:span text:style-name="T12"> in grado di inviare e ricevere comunicazioni da</text:span><text:span text:style-name="T16">gli utenti del sistema.</text:span></text:p>
        </text:list-item>
        <text:list-item>
          <text:p text:style-name="P14"><text:span text:style-name="Strong_20_Emphasis"><text:span text:style-name="T20">Direttore</text:span></text:span></text:p>
          <text:p text:style-name="P25"><text:span text:style-name="Strong_20_Emphasis"><text:span text:style-name="T9">Potere decisionale su tutto. </text:span></text:span><text:span text:style-name="Strong_20_Emphasis"><text:span text:style-name="T5">Può</text:span></text:span><text:span text:style-name="Strong_20_Emphasis"><text:span text:style-name="T4"> inserire, modificare o cancellare i dati degli utenti del sistema ed è in grado di inviare e ricevere comunicazioni da quest'ultimi. </text:span></text:span><text:span text:style-name="Strong_20_Emphasis"><text:span text:style-name="T5">Può effettuare tutte le tipologie di operazioni </text:span></text:span><text:span text:style-name="Strong_20_Emphasis"><text:span text:style-name="T8">possibili del sistema.</text:span></text:span></text:p>
        </text:list-item>
        <text:list-item>
          <text:p text:style-name="P23"><text:soft-page-break/><text:span text:style-name="Strong_20_Emphasis"><text:span text:style-name="T19">Personale formazione</text:span></text:span></text:p>
          <text:p text:style-name="P15"><text:span text:style-name="Strong_20_Emphasis"><text:span text:style-name="T11">Visualizza, a seconda dei permessi, i dati degli iscritti e del personale amministrativo e comunica con quest'ultimi. Il personale formazione si divide nelle seguenti categorie:</text:span></text:span></text:p>
        </text:list-item>
        <text:list-item>
          <text:p text:style-name="P26">Personale preposto a funzioni educative</text:p>
          <text:p text:style-name="P9"><text:span text:style-name="Strong_20_Emphasis"><text:span text:style-name="T10"/></text:span></text:p>
        </text:list-item>
        <text:list-item>
          <text:p text:style-name="P25"><text:span text:style-name="Strong_20_Emphasis"><text:span text:style-name="T21">Coordinatore psico-pedagogico</text:span></text:span><text:span text:style-name="T2"> </text:span></text:p>
          <text:p text:style-name="P27"><text:span text:style-name="Strong_20_Emphasis"><text:span text:style-name="T8">Gestisce le varie tipologie di servizi offerti </text:span></text:span><text:span text:style-name="Strong_20_Emphasis"><text:span text:style-name="T11">agli iscritti</text:span></text:span><text:span text:style-name="Strong_20_Emphasis"><text:span text:style-name="T8">. Gestisce il progetto educativo</text:span></text:span></text:p>
        </text:list-item>
      </text:list>
      <text:p text:style-name="P1"><text:span text:style-name="Strong_20_Emphasis"><text:span text:style-name="T8"/></text:span></text:p>
      <text:list xml:id="list42487055" text:continue-numbering="true" text:style-name="L4">
        <text:list-item>
          <text:p text:style-name="P3"><text:span text:style-name="Strong_20_Emphasis"><text:span text:style-name="T22">Delegato del rettore</text:span></text:span></text:p>
          <text:p text:style-name="P10"><text:span text:style-name="Strong_20_Emphasis"><text:span text:style-name="T5">Può</text:span></text:span><text:span text:style-name="Strong_20_Emphasis"><text:span text:style-name="T4"> </text:span></text:span><text:span text:style-name="Strong_20_Emphasis"><text:span text:style-name="T9">visualizzare le operazioni fatte dagli utenti,</text:span></text:span><text:span text:style-name="Strong_20_Emphasis"><text:span text:style-name="T4"> i dati, ed è in grado di inviare e </text:span></text:span><text:span text:style-name="Strong_20_Emphasis"><text:span text:style-name="T4">ricevere comunicazioni da quest'ultimi. </text:span></text:span></text:p>
        </text:list-item>
        <text:list-item>
          <text:p text:style-name="P10"><text:span text:style-name="Strong_20_Emphasis"><text:span text:style-name="T21">Responsabile Scientifico dell'Asilo Nido</text:span></text:span></text:p>
          <text:p text:style-name="P10"><text:span text:style-name="Strong_20_Emphasis"><text:span text:style-name="T5">Accede al sistema per ricevere ed effettuare comunicazioni </text:span></text:span><text:span text:style-name="Strong_20_Emphasis"><text:span text:style-name="T6">tutti gli utenti del sistema. </text:span></text:span><text:span text:style-name="Strong_20_Emphasis"><text:span text:style-name="T8">Definisce e gestisce il</text:span></text:span><text:span text:style-name="Strong_20_Emphasis"><text:span text:style-name="T6"> </text:span></text:span><text:span text:style-name="Strong_20_Emphasis"><text:span text:style-name="T8">progetto educativo </text:span></text:span><text:span text:style-name="Strong_20_Emphasis"><text:span text:style-name="T7">e si occupa della gestione dei tirocinanti.</text:span></text:span></text:p>
          <text:p text:style-name="P11"><text:span text:style-name="Strong_20_Emphasis"><text:span text:style-name="T7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3T22:36:43.93</dc:date>
    <meta:editing-duration>PT21M35S</meta:editing-duration>
    <meta:editing-cycles>14</meta:editing-cycles>
    <meta:document-statistic meta:table-count="0" meta:image-count="0" meta:object-count="0" meta:page-count="2" meta:paragraph-count="32" meta:word-count="394" meta:character-count="2545" meta:non-whitespace-character-count="2210"/>
  </office:meta>
</office:document-meta>
</file>